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14.04pt"/>
    </style:style>
    <style:style style:name="co3" style:family="table-column">
      <style:table-column-properties fo:break-before="auto" style:column-width="220.99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Présentation Docker </text:p>
          </table:table-cell>
          <table:table-cell office:value-type="string" calcext:value-type="string">
            <text:p>Big Data : Hadoop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global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Atelier 2 : R écosysteme : Docker, <text:s/>R et Python, R et ….</text:p>
          </table:table-cell>
          <table:table-cell/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2h30</text:p>
          </table:table-cell>
          <table:table-cell/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2h30-13h3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3h30-14h30</text:p>
          </table:table-cell>
          <table:table-cell office:value-type="string" calcext:value-type="string">
            <text:p>Introduction : Objectif, <text:s/>Organisation, <text:s/>Rend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h30-16h0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4"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 : Bilan structuration du document bilan</text:p>
          </table:table-cell>
          <table:table-cell office:value-type="string" calcext:value-type="string">
            <text:p>Atelier 2 : Bilan structuration du document bilan</text:p>
          </table:table-cell>
          <table:table-cell office:value-type="string" calcext:value-type="string">
            <text:p>Atelier 3 : Bilan structuration du document bilan</text:p>
          </table:table-cell>
          <table:table-cell office:value-type="string" calcext:value-type="string">
            <text:p>Atelier 4/5 : Bilan structuration du document bil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5:17:30.231354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6-21T15:18:10.452078084</dc:date>
    <meta:editing-duration>PT2H43M9S</meta:editing-duration>
    <meta:editing-cycles>7</meta:editing-cycles>
    <meta:document-statistic meta:table-count="1" meta:cell-count="51" meta:object-count="0"/>
  </office:meta>
</office:document-meta>
</file>